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oetic">
      <style:paragraph-properties fo:text-align="center" style:justify-single-word="false"/>
    </style:style>
    <style:style style:name="P2" style:family="paragraph" style:parent-style-name="Poetic">
      <style:paragraph-properties fo:text-align="center" style:justify-single-word="false"/>
      <style:text-properties fo:font-size="16pt" style:font-size-asian="16pt" style:font-size-complex="16pt"/>
    </style:style>
    <style:style style:name="P3" style:family="paragraph" style:parent-style-name="Poetic">
      <style:paragraph-properties>
        <style:tab-stops>
          <style:tab-stop style:position="1.4827in"/>
        </style:tab-stops>
      </style:paragraph-properties>
      <style:text-properties officeooo:paragraph-rsid="002270e9"/>
    </style:style>
    <style:style style:name="P4" style:family="paragraph" style:parent-style-name="Poetic">
      <style:paragraph-properties>
        <style:tab-stops>
          <style:tab-stop style:position="0.5047in"/>
          <style:tab-stop style:position="3.4291in"/>
        </style:tab-stops>
      </style:paragraph-properties>
      <style:text-properties officeooo:paragraph-rsid="002500e6"/>
    </style:style>
    <style:style style:name="P5" style:family="paragraph" style:parent-style-name="Poetic">
      <style:paragraph-properties>
        <style:tab-stops>
          <style:tab-stop style:position="0.5047in"/>
          <style:tab-stop style:position="3.4291in"/>
        </style:tab-stops>
      </style:paragraph-properties>
      <style:text-properties officeooo:paragraph-rsid="0027ae33"/>
    </style:style>
    <style:style style:name="P6" style:family="paragraph" style:parent-style-name="Poetic">
      <style:text-properties officeooo:paragraph-rsid="0027ae33"/>
    </style:style>
    <style:style style:name="P7" style:family="paragraph" style:parent-style-name="Poetic">
      <style:text-properties officeooo:paragraph-rsid="002972e0"/>
    </style:style>
    <style:style style:name="P8" style:family="paragraph" style:parent-style-name="Poetic">
      <style:paragraph-properties>
        <style:tab-stops>
          <style:tab-stop style:position="1.9791in"/>
        </style:tab-stops>
      </style:paragraph-properties>
    </style:style>
    <style:style style:name="P9" style:family="paragraph" style:parent-style-name="Poetic">
      <style:text-properties officeooo:paragraph-rsid="002a7c9b"/>
    </style:style>
    <style:style style:name="P10" style:family="paragraph" style:parent-style-name="Poetic">
      <style:text-properties officeooo:paragraph-rsid="002bc08d"/>
    </style:style>
    <style:style style:name="P11" style:family="paragraph" style:parent-style-name="Poetic">
      <style:paragraph-properties>
        <style:tab-stops>
          <style:tab-stop style:position="2.5957in"/>
        </style:tab-stops>
      </style:paragraph-properties>
      <style:text-properties officeooo:paragraph-rsid="002bc08d"/>
    </style:style>
    <style:style style:name="P12" style:family="paragraph" style:parent-style-name="Poetic">
      <style:paragraph-properties>
        <style:tab-stops>
          <style:tab-stop style:position="0.489in"/>
          <style:tab-stop style:position="1.1055in"/>
          <style:tab-stop style:position="1.9874in"/>
        </style:tab-stops>
      </style:paragraph-properties>
      <style:text-properties officeooo:paragraph-rsid="002bc08d"/>
    </style:style>
    <style:style style:name="P13" style:family="paragraph" style:parent-style-name="Poetic">
      <style:text-properties officeooo:paragraph-rsid="002d58ef"/>
    </style:style>
    <style:style style:name="P14" style:family="paragraph" style:parent-style-name="Poetic">
      <style:text-properties officeooo:paragraph-rsid="002eecc4"/>
    </style:style>
    <style:style style:name="P15" style:family="paragraph" style:parent-style-name="Poetic">
      <style:text-properties officeooo:paragraph-rsid="00330762"/>
    </style:style>
    <style:style style:name="P16" style:family="paragraph" style:parent-style-name="Poetic">
      <style:text-properties officeooo:paragraph-rsid="00331e08"/>
    </style:style>
    <style:style style:name="P17" style:family="paragraph" style:parent-style-name="Poetic">
      <style:paragraph-properties fo:margin-left="0in" fo:margin-right="0in" fo:text-indent="0in" style:auto-text-indent="false">
        <style:tab-stops>
          <style:tab-stop style:position="2.2354in"/>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222d81"/>
    </style:style>
    <style:style style:name="P20" style:family="paragraph" style:parent-style-name="Text_20_body">
      <style:text-properties officeooo:paragraph-rsid="002500e6"/>
    </style:style>
    <style:style style:name="P21" style:family="paragraph" style:parent-style-name="Text_20_body">
      <style:text-properties officeooo:paragraph-rsid="002a7c9b"/>
    </style:style>
    <style:style style:name="P22" style:family="paragraph" style:parent-style-name="Text_20_body">
      <style:text-properties officeooo:paragraph-rsid="0030df2c"/>
    </style:style>
    <style:style style:name="P23" style:family="paragraph" style:parent-style-name="Text_20_body">
      <style:text-properties officeooo:paragraph-rsid="00331e08"/>
    </style:style>
    <style:style style:name="P24" style:family="paragraph" style:parent-style-name="Text_20_body">
      <style:text-properties officeooo:paragraph-rsid="0034c48f"/>
    </style:style>
    <style:style style:name="P25" style:family="paragraph" style:parent-style-name="Text_20_body">
      <style:paragraph-properties fo:text-align="end" style:justify-single-word="false" style:writing-mode="rl-tb"/>
      <style:text-properties fo:font-size="11pt" style:font-size-asian="11pt" style:font-name-complex="Hadasim CLM" style:font-size-complex="11pt"/>
    </style:style>
    <style:style style:name="P26" style:family="paragraph" style:parent-style-name="Instruction">
      <style:paragraph-properties fo:margin-left="0.4925in" fo:margin-right="0in" fo:text-indent="0in" style:auto-text-indent="false"/>
    </style:style>
    <style:style style:name="P27" style:family="paragraph" style:parent-style-name="Text_20_body">
      <style:paragraph-properties fo:margin-left="0.4925in" fo:margin-right="0in" fo:text-indent="0in" style:auto-text-indent="false"/>
    </style:style>
    <style:style style:name="P28" style:family="paragraph" style:parent-style-name="Text_20_body">
      <style:paragraph-properties fo:margin-left="0.4925in" fo:margin-right="0in" fo:line-height="100%" fo:text-indent="0in" style:auto-text-indent="false"/>
    </style:style>
    <style:style style:name="P29" style:family="paragraph" style:parent-style-name="Nonbreaking_20_Instruction">
      <style:paragraph-properties fo:margin-left="0.4925in" fo:margin-right="0in" fo:text-indent="0in" style:auto-text-indent="false"/>
    </style:style>
    <style:style style:name="P30" style:family="paragraph" style:parent-style-name="Instruction" style:master-page-name="">
      <style:paragraph-properties style:page-number="auto" fo:break-before="page"/>
    </style:style>
    <style:style style:name="P31" style:family="paragraph" style:parent-style-name="Nonbreaking_20_Instruction" style:master-page-name="">
      <style:paragraph-properties style:page-number="auto" fo:break-before="page"/>
    </style:style>
    <style:style style:name="P32" style:family="paragraph" style:parent-style-name="Poetic" style:master-page-name="">
      <style:paragraph-properties style:page-number="auto" fo:keep-with-next="always"/>
      <style:text-properties officeooo:paragraph-rsid="002972e0"/>
    </style:style>
    <style:style style:name="P33" style:family="paragraph" style:parent-style-name="Nonbreaking_20_Instruction">
      <style:text-properties officeooo:paragraph-rsid="00331e08"/>
    </style:style>
    <style:style style:name="P34" style:family="paragraph" style:parent-style-name="Poetic">
      <style:paragraph-properties fo:keep-with-next="always"/>
      <style:text-properties officeooo:paragraph-rsid="002972e0"/>
    </style:style>
    <style:style style:name="P35" style:family="paragraph" style:parent-style-name="Heading_20_1" style:list-style-name="">
      <style:paragraph-properties fo:text-align="end" style:justify-single-word="false"/>
    </style:style>
    <style:style style:name="P36" style:family="paragraph" style:parent-style-name="Heading_20_1" style:master-page-name="">
      <style:paragraph-properties style:page-number="auto" fo:break-before="page"/>
    </style:style>
    <style:style style:name="P37" style:family="paragraph" style:parent-style-name="Heading_20_1" style:master-page-name="">
      <style:paragraph-properties style:page-number="auto" fo:break-before="page"/>
      <style:text-properties officeooo:paragraph-rsid="001f1345"/>
    </style:style>
    <style:style style:name="P38" style:family="paragraph" style:parent-style-name="Heading_20_1">
      <style:paragraph-properties fo:break-before="page"/>
    </style:style>
    <style:style style:name="P39" style:family="paragraph" style:parent-style-name="Heading_20_2" style:list-style-name="">
      <style:paragraph-properties fo:text-align="end" style:justify-single-word="false"/>
    </style:style>
    <style:style style:name="P40" style:family="paragraph" style:parent-style-name="Heading_20_2">
      <style:paragraph-properties fo:break-before="page"/>
    </style:style>
    <style:style style:name="P41" style:family="paragraph" style:parent-style-name="Paseuk_20_to_20_be_20_darshened" style:master-page-name="">
      <style:paragraph-properties style:page-number="auto" fo:break-before="page"/>
    </style:style>
    <style:style style:name="P42" style:family="paragraph" style:parent-style-name="Poetic">
      <style:text-properties fo:font-size="12pt" officeooo:paragraph-rsid="003a5715" style:font-size-asian="12pt" style:font-size-complex="12pt"/>
    </style:style>
    <style:style style:name="P43" style:family="paragraph" style:parent-style-name="Poetic">
      <style:paragraph-properties fo:text-align="center" style:justify-single-word="false"/>
    </style:style>
    <style:style style:name="P44" style:family="paragraph" style:parent-style-name="Poetic">
      <style:text-properties officeooo:paragraph-rsid="003eda51"/>
    </style:style>
    <style:style style:name="P45" style:family="paragraph" style:parent-style-name="Text_20_body">
      <style:text-properties officeooo:paragraph-rsid="003b7988"/>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הגדה של פסח עדות המזרח</text:p>
      <text:p text:style-name="P25"/>
      <text:h text:style-name="P37"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P15">אֵ֚לֶּה מוֹעֲדֵ֣י יְהֹוָ֔ה מִקְרָאֵ֖י קֹ֑דֶשׁ אֲשֶׁר־תִּקְרְא֥וּ אֹתָ֖ם בְּמוֹעֲדָֽם׃</text:p>
      <text:p text:style-name="P15">וַיְדַבֵּ֣ר מֹשֶׁ֔ה אֶת־מֹעֲדֵ֖י יְהֹוָ֑ה אֶל־בְּנֵ֖י יִשְׂרָאֵֽל׃</text:p>
      <text:p text:style-name="P18">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וישתו בהסבה</text:p>
      <text:h text:style-name="P37" text:outline-level="1">קדש – מוצאי שב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18">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37" text:outline-level="1">קדש – שאר לילו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18">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36"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Nonbreaking_20_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Nonbreaking_20_Instruction">אומרים ההגדה בשמחה ובקול רם והיא ספור יציאת מצרים שהיא מצות עשה מן התורה</text:p>
      <text:p text:style-name="Nonbreaking_20_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25"/>
      <text:h text:style-name="Heading_20_2" text:outline-level="2"><text:soft-page-break/>מה נשתנה</text:h>
      <text:p text:style-name="Nonbreaking_20_Instruction">מוזגים כוס שני ומסלקים את הקערה כאלו כבר אכלו כדי שיראו התינוקות וישאלו</text:p>
      <text:p text:style-name="P2">מַה נִּשְׁתַּנָּה הַלַּיְלָה הַזֶּה. מִכָּל הַלֵּילוֹת:</text:p>
      <text:p text:style-name="P1">שֶׁבְּכָל-הַלֵּילוֹת אֵין אֲנַחְנוּ מְטַבְּלִין אֲפִילוּ פַּעַם אַחַת.</text:p>
      <text:p text:style-name="P1">וְהַלַּיְלָה הַזֶּה שְׁתֵּי פְעָמִים:</text:p>
      <text:p text:style-name="P1">שֶׁבְּכָל-הַלֵּילוֹת אֲנַחְנוּ אוֹכְלִין חָמֵץ אוֺ מַצָּה.</text:p>
      <text:p text:style-name="P1">וְהַלַּיְלָה הַזֶּה כֻּלּוֹ מַצָּה:</text:p>
      <text:p text:style-name="P1">שֶׁבְּכָל-הַלֵּילוֹת אֲנַחְנוּ אוֹכְלִין שְׁאָר יְרָקוֹת.</text:p>
      <text:p text:style-name="P1">וְהַלַּיְלָה הַזֶּה מָרוֹר:</text:p>
      <text:p text:style-name="P1">שֶׁבְּכָל-הַלֵּילוֹת אֲנַחְנוּ אוֹכְלִין וְשׁוֺתִין בֵּין יוֹשְׁבִין וּבֵין מְסֻבִּין.</text:p>
      <text:p text:style-name="P1">וְהַלַּיְלָה הַזֶּה כֻּלָּנוּ מְסֻבִּין:</text:p>
      <text:h text:style-name="Heading_20_2" text:outline-level="2">עבדים היינו</text:h>
      <text:p text:style-name="Nonbreaking_20_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text:span text:style-name="Divrei_20_HaMatchil">רָשָׁע</text:span>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25"/>
      <text:h text:style-name="Heading_20_2" text:outline-level="2">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text:soft-page-break/>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 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Nonbreaking_20_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19"><text:span text:style-name="Divrei_20_HaMatchil">וַיֵּרֶד מִצְרַיְמָה.</text:span> אָנוּס עַל פִּי הַדִּבּוּר:</text:p>
      <text:p text:style-name="P19"><text:soft-page-break/><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20"><text:span text:style-name="Divrei_20_HaMatchil">וַיְהִי שָׁם לְגוֹי גָּדוֹל.</text:span> מְלַמֵד שֶׁהָיוּ יִשְׂרָאֵל מְצוּיָנִים שָׁם:</text:p>
      <text:p text:style-name="P20"><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וַיָּרֵ֧עוּ אֹתָ֛נוּ הַמִּצְרִ֖ים וַיְעַנּ֑וּנוּ וַיִּתְּנ֥וּ עָלֵ֖ינוּ עֲבֹדָ֥ה קָשָֽׁה׃</text:p>
      <text:p text:style-name="P19"><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text:soft-page-break/>וַנִּצְעַ֕ק אֶל־יְהֹוָ֖ה אֱלֹהֵ֣י אֲבֹתֵ֑ינוּ וַיִּשְׁמַ֤ע יְהֹוָה֙ אֶת־קֹלֵ֔נוּ וַיַּ֧רְא אֶת־עָנְיֵ֛נוּ וְאֶת־עֲמָלֵ֖נוּ וְאֶת־לַחֲצֵֽנוּ׃</text:p>
      <text:p text:style-name="Text_20_body"><text:span text:style-name="Divrei_20_HaMatchil">וַנִּצְעַק אֶל-יְהֹוָה אֱלֹהֵי אֲבֹתֵינוּ.</text:span>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41">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17">וְעָבַרְתִּי בְאֶרֶץ מִצְרַיִם.<text:tab/>אֲנִי וְלֹא מַלְאָךְ.</text:p>
      <text:p text:style-name="P17">וְהִכֵּיתִ֤י כָל־בְּכוֹר֙.<text:tab/>אֲנִי וְלֹא שָׂרָף.</text:p>
      <text:p text:style-name="P17">וּבְכָל־אֱלֹהֵ֥י מִצְרַ֛יִם אֶֽעֱשֶׂ֥ה שְׁפָטִ֖ים.<text:tab/>אֲנִי וְלֹא שָׁלִיחַ.</text:p>
      <text:p text:style-name="P17">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P31">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Makkot"><text:span text:style-name="Divrei_20_HaMatchil"><text:tab/>דָּ֣ם. <text:tab/>וָאֵ֔שׁ. <text:tab/>וְתִֽימְר֖וֹת עָשָֽׁן:</text:span></text:p>
      <text:p text:style-name="P3">דָבָר אַחֵר.</text:p>
      <text:p text:style-name="P3">בְּיָד חֲזָקָה<text:tab/>שְׁתַּיִם.</text:p>
      <text:p text:style-name="P3">וּבִזְרוֹעַ נְטוּיָה<text:tab/>שְׁתַּיִם.</text:p>
      <text:p text:style-name="P3">וּבְמֹרָא גָּדֹל<text:tab/>שְׁתַּיִם.</text:p>
      <text:p text:style-name="P3">וּבְאֹתוֹת<text:tab/>שְׁתַּיִם.</text:p>
      <text:p text:style-name="P3">וּבְמֹפְתִים<text:tab/>שְׁתַּיִם:</text:p>
      <text:p text:style-name="P18">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רַבִּי יְהוּדָה הָיָה נוֹתֵן בָּהֶם סִמָנִים:</text:p>
      <text:p text:style-name="Makkot"><text:span text:style-name="Divrei_20_HaMatchil"><text:tab/>דְּצַ"ךְ. <text:tab/>עַדַ"שׁ. <text:tab/>בְּאַחַ"ב:</text:span></text:p>
      <text:h text:style-name="P40" text:outline-level="2">רַבִּי יוֹסֵי הַגָּלִילִי</text:h>
      <text:p text:style-name="Text_20_body">רַבִּי יוֹסֵי הַגָּלִילִי אוֹמֵר. מִנַיִן אַתָּה אוֹמֵר שֶׁלָּקוּ הַמִּצְרִיִּים בְּמִצְרַיִם עֶשֶׂר מַכּוֹת. וְעַל הַיָּם לָקוּ חֲמִשִּׁים מַכּוֹת. בְּמִצְרַיִם מַה הוּא אוֹמֵר. <text:span text:style-name="T1">וַיֹּאמְר֤וּ הַֽחַרְטֻמִּים֙ אֶל־פַּרְעֹ֔ה אֶצְבַּ֥ע אֱלֹהִ֖ים הִ֑וא</text:span>. וְעַל הַיָּם מַה הוּא אוֹמֵר. <text:span text:style-name="T1">וַיַּ֨רְא יִשְׂרָאֵ֜ל אֶת־הַיָּ֣ד הַגְּדֹלָ֗ה אֲשֶׁ֨ר עָשָׂ֤ה יְהֹוָה֙ בְּמִצְרַ֔יִם וַיִּֽירְא֥וּ הָעָ֖ם אֶת־יְהֹוָ֑ה וַיַּֽאֲמִ֙ינוּ֙ בַּֽיהֹוָ֔ה וּבְמֹשֶׁ֖ה עַבְדּֽוֹ</text:span>: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text:span text:style-name="T1">יְשַׁלַּח־בָּ֨ם ׀ חֲר֬וֹן אַפּ֗וֹ עֶבְרָ֣ה וָזַ֣עַם וְצָרָ֑ה מִ֝שְׁלַ֗חַת מַלְאֲכֵ֥י רָעִֽים</text:span>.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text:span text:style-name="T1">יְשַׁלַּח־בָּ֨ם ׀ חֲר֬וֹן אַפּ֗וֹ עֶבְרָ֣ה וָזַ֣עַם וְצָרָ֑ה מִ֝שְׁלַ֗חַת מַלְאֲכֵ֥י רָעִֽים.</text:span>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5">אִלּוּ הוֹצִיאָנוּ מִמִּצְרַיִם.</text:p>
      <text:p text:style-name="P5"><text:tab/>וְלֹא עָשָׂה בָהֶם שְׁפָטִים <text:tab/>דַּיֵּנוּ:</text:p>
      <text:p text:style-name="P5">אִלּוּ עָשָׂה בָהֶם שְׁפָטִים.</text:p>
      <text:p text:style-name="P5"><text:tab/>וְלֹא עָשָׂה בֵאלֹהֵיהֶם <text:tab/>דַּיֵּנוּ:</text:p>
      <text:p text:style-name="P5">אִלּוּ עָשָׂה בֵאלֹהֵיהֶם.</text:p>
      <text:p text:style-name="P5"><text:tab/>וְלֹא הָרַג בְּכוֹרֵיהֶם<text:tab/>דַּיֵּנוּ:</text:p>
      <text:p text:style-name="P5">אִלּוּ הָרַג בְּכוֹרֵיהֶם.</text:p>
      <text:p text:style-name="P5"><text:tab/>וְלֹא נָתַן לָנוּ אֶת-מָמוֹנָם <text:tab/>דַּיֵּנוּ:</text:p>
      <text:p text:style-name="P5"><text:soft-page-break/>אִלּוּ נָתַן לָנוּ אֶת-מָמוֹנָם.</text:p>
      <text:p text:style-name="P5"><text:tab/>וְלֹא קָרַע לָנוּ אֶת-הַיָּם <text:tab/>דַּיֵּנוּ:</text:p>
      <text:p text:style-name="P5">אִלּוּ קָרַע לָנוּ אֶת-הַיָּם.</text:p>
      <text:p text:style-name="P5"><text:tab/>וְלֹא הֶעֱבִירָנוּ בְתוֹכוֹ בֶּחָרָבָה <text:tab/>דַּיֵּנוּ:</text:p>
      <text:p text:style-name="P5">אִלּוּ הֶעֱבִירָנוּ בְתוֹכוֹ בֶּחָרָבָה.</text:p>
      <text:p text:style-name="P5"><text:tab/>וְלֹא שִׁקַּע צָרֵינוּ בְּתוֹכוֹ <text:tab/>דַּיֵּנוּ:</text:p>
      <text:p text:style-name="P4">אִלּוּ שִׁקַּע צָרֵינוּ בְּתוֹכוֹ. </text:p>
      <text:p text:style-name="P4"><text:tab/>וְלֹא סִפֵּק צָרְכֵנוּ בַמִּדְבָּר אַרְבָּעִים שָׁנָה<text:tab/>דַּיֵּנוּ:</text:p>
      <text:p text:style-name="P4">אִלּוּ סִפֵּק צָרְכֵנוּ בַמִּדְבָּר אַרְבָּעִים שָׁנָה. </text:p>
      <text:p text:style-name="P4"><text:tab/>וְלֹא הֶאֱכִילָנוּ אֶת הַמָּן <text:tab/>דַּיֵּנוּ:</text:p>
      <text:p text:style-name="P5">אִלּוּ הֶאֱכִילָנוּ אֶת הַמָּן.</text:p>
      <text:p text:style-name="P5"><text:tab/>וְלֹא נָתַן לָנוּ אֶת הַשַּׁבָּת <text:tab/>דַּיֵּנוּ:</text:p>
      <text:p text:style-name="P5">אִלּוּ נָתַן לָנוּ אֶת הַשַּׁבָּת.</text:p>
      <text:p text:style-name="P5"><text:tab/>וְלֹא קֵרְבָנוּ לִפְנֵי הַר סִינַי <text:tab/>דַּיֵּנוּ:</text:p>
      <text:p text:style-name="P5">אִלּוּ קֵרְבָנוּ לִפְנֵי הַר סִינַי.</text:p>
      <text:p text:style-name="P5"><text:tab/>וְלֹא נָתַן לָנוּ אֶת הַתּוֹרָה <text:tab/>דַּיֵּנוּ:</text:p>
      <text:p text:style-name="P5">אִלּוּ נָתַן לָנוּ אֶת הַתּוֹרָה.</text:p>
      <text:p text:style-name="P5"><text:tab/>וְלֹא הִכְנִיסָנוּ לְאֶרֶץ יִשְׂרָאֵל <text:tab/>דַּיֵּנוּ:</text:p>
      <text:p text:style-name="P4">אִלּוּ הִכְנִיסָנוּ לְאֶרֶץ יִשְׂרָאֵל.</text:p>
      <text:p text:style-name="P4"><text:tab/> בָנָה לָנוּ אֶת בֵּית הַמִּקְדָּשׁ<text:tab/>דַּיֵּנוּ:</text:p>
      <text:p text:style-name="P6">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h text:style-name="Heading_20_2" text:outline-level="2">פסח מצה ומרור</text:h>
      <text:p text:style-name="Text_20_body">רַבָּן גַּמְלִיאֵל הָיָה אוֹמֵר. כָּל-מִי שֶׁלֹּא אָמַר שְׁלֹשָׁה דְּבָרִים אֵלּוּ בַּפֶּסַח. לֹא יָצָא יְדֵי חוֹבָתוֹ. וְאֵלּוּ הֵן.</text:p>
      <text:p text:style-name="Makkot"><text:span text:style-name="Divrei_20_HaMatchil"><text:tab/>פֶּסַח.<text:tab/>מַצָּה.<text:tab/>וּמָרוֹר:</text:span></text:p>
      <text:p text:style-name="Nonbreaking_20_Instruction"><text:soft-page-break/>‏כשיאמר פסח יסתכל בזרוע אבל לא יאחזנו בידו</text:p>
      <text:p text:style-name="Text_20_body"><text:span text:style-name="Divrei_20_HaMatchil">פֶּסַח</text:span>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P13">‏אֱמוּנִים עִרְכוּ שֶׁבַח. לָאֵל וְטִבְחוּ טֶבַח.</text:p>
      <text:p text:style-name="P13"><text:tab/>וַאֲמַרְתֶּם זֶבַח פֶּסַח הוּא לַיהֹוָה:</text:p>
      <text:p text:style-name="P13">הֵרִימוּ קוֹל שִׁירִים. שִׂמְחוּ בְלֵיל שִׁמּוּרִים.</text:p>
      <text:p text:style-name="P13">עַל מַצּוֹת וּמְרוֹרִים. אִכְלוּ וּשְׁתוּ יֵינָי: </text:p>
      <text:p text:style-name="P13"><text:tab/>וַאֲמַרְתֶּם זֶבַח פֶּסַח הוּא לַיהֹוָה:</text:p>
      <text:p text:style-name="P13">רִאשׁוֹן לְכָל-רִאשׁוֹנִים. עַל יַד צִיר אֱמוּנִים.</text:p>
      <text:p text:style-name="P13">מִיַּד כָּל-מְעַנִּים. הִצִּיל כָּל-הֲמוֹנָי:</text:p>
      <text:p text:style-name="P13"><text:tab/>וַאֲמַרְתֶּם זֶבַח פֶּסַח הוּא לַיהֹוָה:</text:p>
      <text:p text:style-name="P13"><text:s/>נִסֵּי אֵל זָכַרְתִּי. וַחֲסָדָיו סִפַּרְתִּי.</text:p>
      <text:p text:style-name="P13">עַתָּה יָדַעְתִּי. כִּי גָדוֹל יְהֹוָה:</text:p>
      <text:p text:style-name="P13"><text:tab/>וַאֲמַרְתֶּם זֶבַח פֶּסַח הוּא לַיהֹוָה:</text:p>
      <text:p text:style-name="P13">כְּכוֹכְבֵי הַשָּׁמַיִם. מְנַשֶּׁה וְאֶפְרַיִם.</text:p>
      <text:p text:style-name="P13">יָצְאוּ מִמִּצְרַיִם. כָּל-צִבְאוֹת יְהֹוָה:</text:p>
      <text:p text:style-name="P13"><text:tab/>וַאֲמַרְתֶּם זֶבַח פֶּסַח הוּא לַיהֹוָה:</text:p>
      <text:p text:style-name="P13">הִנְחִיל תּוֹרָתוֹ. לְעַמּוֹ וַעֲדָתוֹ.</text:p>
      <text:p text:style-name="P13">שׁוֹמְרֵי מִצְוָתוֹ. עַם נוֹשַׁע בַּיהֹוָה:</text:p>
      <text:p text:style-name="P13"><text:tab/>וַאֲמַרְתֶּם זֶבַח פֶּסַח הוּא לַיהֹוָה:</text:p>
      <text:p text:style-name="P13">נִפְלָאִים מַעֲשֶׂיךָ. וַעֲצוּמִים נִסֶּיךָ.</text:p>
      <text:p text:style-name="P13">יֹאמְרוּ כָּל-חוֹסֶיךָ. טוֹב לַחֲסוֹת בַּיהֹוָה:</text:p>
      <text:p text:style-name="P13"><text:tab/>וַאֲמַרְתֶּם זֶבַח פֶּסַח הוּא לַיהֹוָה:</text:p>
      <text:p text:style-name="Nonbreaking_20_Instruction"><text:soft-page-break/>‏ יגביה את המצה העליונה ויאמר מצה זו</text:p>
      <text:p text:style-name="Text_20_body"><text:span text:style-name="Divrei_20_HaMatchil">מַצָּה</text:span>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Instruction">‏ יאחז המרור בידו ויאמר מרור זה</text:p>
      <text:p text:style-name="Text_20_body"><text:span text:style-name="Divrei_20_HaMatchil">מָרוֹר</text:span>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h text:style-name="Heading_20_2" text:outline-level="2">חצי הלל</text:h>
      <text:p text:style-name="Text_20_body">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P30">יכסה את המצה ולוקח את הכוס בידו עד גאל ישראל ויאמר</text:p>
      <text:p text:style-name="Text_20_body">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Text_20_body">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Text_20_body">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Text_20_body">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Instruction">וישתה את הכוס בהסבה בלי ברכה</text:p>
      <text:h text:style-name="P35" text:outline-level="1"/>
      <text:h text:style-name="P38" text:outline-level="1">רָחְצָה</text:h>
      <text:p text:style-name="Nonbreaking_20_Instruction">ירחץ ידיו. וקודם שינגבן יגביהן כנגד פניו ויברך</text:p>
      <text:p text:style-name="Text_20_body">בָּרוּךְ אַתָּה יְהֹוָה. אֱלֹהֵינוּ מֶלֶךְ הָעוֹלָם. אֲשֶׁר קִדְּשָׁנוּ בְּמִצְוֹתָיו וְצִוָּנוּ עַל נְטִילַת יָדָיִם:</text:p>
      <text:h text:style-name="Heading_20_1" text:outline-level="1">מוֹצִיא מַצָּה ‏</text:h>
      <text:p text:style-name="Nonbreaking_20_Instruction">יקח שלשת המצות (שתי השלמות והפרוסה שביניהן) ויברך המוציא וישמיט מצה התחתונה ויברך על השלימה והפרוסה על אכילת מצה ויבצע שתי כזיתות (נ"ח גרם) משתיהן יחד ויאכלם בהסבה ויזהר שלא ידבר בדברים חיצונים בין אכילת מצה לאכילת הכורך</text:p>
      <text:p text:style-name="Text_20_body">עֵֽינֵי־כֹ֭ל אֵלֶ֣יךָ יְשַׂבֵּ֑רוּ וְאַתָּ֤ה נֽוֹתֵן־לָהֶ֖ם אֶת־אָכְלָ֣ם בְּעִתּֽוֹ׃ פּוֹתֵ֥חַ אֶת־יָדֶ֑ךָ וּמַשְׂבִּ֖יעַ לְכָל־חַ֣י רָצֽוֹן׃</text:p>
      <text:p text:style-name="Text_20_body">בָּרוּךְ אַתָּה יְהֹוָה. אֱלֹהֵינוּ מֶלֶךְ הָעוֹלָם. הַמּוֹצִיא לֶחֶם מִן הָאָרֶץ:</text:p>
      <text:p text:style-name="Text_20_body">בָּרוּךְ אַתָּה יְהֹוָה. אֱלֹהֵינוּ מֶלֶךְ הָעוֹלָם. אֲשֶׁר קִדְּשָׁנוּ בְּמִצְוֹתָיו וְצִוָּנוּ עַל אֲכִילַת מַצָּה:</text:p>
      <text:h text:style-name="Heading_20_1" text:outline-level="1">מָרוֹר</text:h>
      <text:p text:style-name="Nonbreaking_20_Instruction">יקח כזית (כ"ט גרם) מרור ויטבל אותו בחרוסת וינער מעט מהחרוסת שעליו כדי שישאר בו קצת מרירות</text:p>
      <text:p text:style-name="Text_20_body">בָּרוּךְ אַתָּה יְהֹוָה. אֱלֹהֵינוּ מֶלֶךְ הָעוֹלָם. אֲשֶׁר קִדְּשָנוּ בְּמִצְוֹתָיו וְצִוָּנוּ עַל אֲכִילַת מָרוֹר:</text:p>
      <text:p text:style-name="Instruction">יאכלנו בלי הסבה</text:p>
      <text:h text:style-name="Heading_20_1" text:outline-level="1"><text:soft-page-break/>כּוֹרֵךְ</text:h>
      <text:p text:style-name="Nonbreaking_20_Instruction">יקח מצה השלישית ויבצע ממנה בזית ויקח כזית מרור ויכרוך שניהם יחד ויטבלם בחרוסת ויאמר</text:p>
      <text:p text:style-name="Text_20_body">מַצָּה וּמָרוֹר בְּלֹא בְרָכָה. זֵכֶר לְמִּקְדָּשׁ. בְּיָמֵינוּ יְחֻדָּשׁ. כְּהִלֵּל הַזָּקֵן שֶׁהָיָה כּוֹרְכָן וְאוֹכְלָן בְּבַת אַחַת. לְקַיֵּם מַה-שֶּׁנֶּאֱמַר. עַל־מַצּ֥וֹת וּמְרֹרִ֖ים יֹאכְלֻֽהוּ:</text:p>
      <text:p text:style-name="Instruction">ויאכלם בהסבה</text:p>
      <text:h text:style-name="Heading_20_1" text:outline-level="1">שֻׁלְחָן עוֹרֵךְ</text:h>
      <text:p text:style-name="Nonbreaking_20_Instruction">יאכל סעודתו בשמחה ולא ישבע הרבה כדי שיוכל לאכול אפיקומן בתיאבון</text:p>
      <text:p text:style-name="Nonbreaking_20_Instruction">יאכל ביצה וקודם שיאכלנה יאמר</text:p>
      <text:p text:style-name="Text_20_body">זֵכֶר לְקָרְבַּן חֲגׅיגָה</text:p>
      <text:h text:style-name="Heading_20_1" text:outline-level="1">צָפוּן</text:h>
      <text:p text:style-name="Nonbreaking_20_Instruction">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Text_20_body">זֵכֶר לְקָרְבַּן פֶּסַח הַנֶּאֱכַל עַל הַשָּׂבָע:</text:p>
      <text:h text:style-name="Heading_20_1" text:outline-level="1">בָּרֵךְ</text:h>
      <text:p text:style-name="Nonbreaking_20_Instruction">ימזגו כוס של אליהו ופותחים את הדלת יטול מים אחרונים ויאחז בידו כוס שלישי ויברך ברכת המזון וקודם שיברך יאמר</text:p>
      <text:p text:style-name="Text_20_body">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Nonbreaking_20_Instruction"><text:soft-page-break/>אם הם שלשה אומר המברך</text:p>
      <text:p text:style-name="P7">הַב לָן וְנִבְרִיךְ לְמַלְכָּא עִלָּאָה קַדִּישָׁא:</text:p>
      <text:p text:style-name="Text_20_body"><text:span text:style-name="Inline_20_Instruction">והמסובים עונים</text:span> שָׁמַיִם</text:p>
      <text:p text:style-name="Nonbreaking_20_Instruction">המברך אומר</text:p>
      <text:p text:style-name="P7">בִּרְשׁוּת מַלְכָּא עִלָּאָה קַדִּישָׁא. </text:p>
      <text:p text:style-name="P7">(וּבִרְשׁוּת שַׁבָּת מַלְכְּתָא.)</text:p>
      <text:p text:style-name="P7">וּבִרְשׁוּת יוֹמָא טָבָא אוּשְׁפִּיזָא קַדִּישָׁא.</text:p>
      <text:p text:style-name="P7">וּבִרְשׁוּת מוֹרַי וְרַבּוֹתַי וּבִרְשׁוּתְכֶם.</text:p>
      <text:p text:style-name="P7">נְבָרֵךְ (אֱלֹהֵינוּ) שֶׁאָכַלְנוּ מִשֶּׁלּוֹ:</text:p>
      <text:p text:style-name="P33">והמסובים עונים</text:p>
      <text:p text:style-name="P7">בָּרוּךְ (אֱלֹהֵינוּ) שֶׁאָכַלְנוּ מִשֶּׁלּוֹ וּבְטוּבוֹ הַגָּדוֹל חָיִינוּ:</text:p>
      <text:p text:style-name="Nonbreaking_20_Instruction">המברך חוזר</text:p>
      <text:p text:style-name="P7">בָּרוּךְ (אֱלֹהֵינוּ) שֶׁאָכַלְנוּ מִשֶּׁלּוֹ וּבְטוּבוֹ הַגָּדוֹל חָיִינוּ:</text:p>
      <text:p text:style-name="Text_20_body">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הֹוָה. הַזָּן אֶת-הַכֹּל:</text:p>
      <text:p text:style-name="Text_20_body">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Text_20_body">עַל הַכֹּל יְהֹוָה אֱלֹהֵינוּ אֲנַחְנוּ מוֹדִים לָךְ. וּמְבָרְכִים אֶת-שְׁמָךְ. כָּאָמוּר. וְאָכַלְתָּ֖ וְשָׂבָ֑עְתָּ וּבֵֽרַכְתָּ֙ אֶת־יְהֹוָ֣ה אֱלֹהֶ֔יךָ עַל־הָאָ֥רֶץ הַטֹּבָ֖ה אֲשֶׁ֥ר נָֽתַן־לָֽךְ. בָּרוּךְ אַתָּה יְהֹוָה. עַל הָאָרֶץ וְעַל הַמָּזוֹן:</text:p>
      <text:p text:style-name="Text_20_body"><text:soft-page-break/>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26">בשבת אומרים</text:p>
      <text:p text:style-name="P27">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Poetic">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text:p>
      <text:p text:style-name="P1">בְּיוֹם חַג הַמַּצּוֹת הַזֶּה. בְּיוֹם טוֹב מִקְרָא קֹדֶשׁ הַזֶּה.</text:p>
      <text:p text:style-name="Poetic">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Text_20_body">וְתִבְנֶה יְרוּשָׁלַיִם עִירָךְ בִּמְהֵרָה בְיָמֵינוּ. בָּרוּךְ אַתָּה יְהֹוָה. בּוֹנֵה יְרוּשָׁלָיִם <text:span text:style-name="Inline_20_Instruction">ואומר בלחש</text:span> אָמֵן:</text:p>
      <text:p text:style-name="Text_20_body"><text:soft-page-break/>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7">הָרַחֲמָן הוּא יִשְׁתַּבַּח עַל כִּסֵּא כְבוֹדוֹ:</text:p>
      <text:p text:style-name="P7">הָרַחֲמָן הוּא יִשְׁתַּבַּח בַּשָּׁמַיִם וּבָאָרֶץ:</text:p>
      <text:p text:style-name="P7">הָרַחֲמָן הוּא יִשְׁתַּבַּח בָּנוּ לְדוֹר דּוֹרִים:</text:p>
      <text:p text:style-name="P7">הָרַחֲמָן הוּא קֶרֶן לְעַמּוֹ יָרִים:</text:p>
      <text:p text:style-name="P7">הָרַחֲמָן הוּא יִתְפָּאַר בָּנוּ לְנֵצַח נְצָחִים:</text:p>
      <text:p text:style-name="P7">הָרַחֲמָן הוּא יְפַרְנְסֵנוּ בְּכָבוֹד וְלֹא בְבִזּוּי</text:p>
      <text:p text:style-name="P7"><text:tab/>בְּהֶתֵּר וְלֹא בְאִסּוּר בְּנַחַת וְלֹא בְצַעַר:</text:p>
      <text:p text:style-name="P7">הָרַחֲמָן הוּא יִתֵּן שָׁלוֹם בֵּינֵינוּ:</text:p>
      <text:p text:style-name="P7">הָרַחֲמָן הוּא יִשְׁלַח בְּרָכָה רְוָחָה וְהַצְלָחָה בְּכָל-מַעֲשֵׂה יָדֵינוּ:</text:p>
      <text:p text:style-name="P7">הָרַחֲמָן הוּא יַצְלִיחַ אֶת-דְּרָכֵינוּ:</text:p>
      <text:p text:style-name="P7">הָרַחֲמָן הוּא יִשְׁבּוֹר עֹל גָּלוּת מְהֵרָה מֵעַל צַוָּארֵנוּ:</text:p>
      <text:p text:style-name="P7">הָרַחֲמָן הוּא יוֹלִיכֵנוּ מְהֵרָה קוֹמְמִיּוּת לְאַרְצֵנוּ:</text:p>
      <text:p text:style-name="P7">הָרַחֲמָן הוּא יִרְפָּאֵנוּ רְפוּאָה שְׁלֵמָה.</text:p>
      <text:p text:style-name="P7"><text:tab/>רְפוּאַת הַנֶּפֶשׁ וּרְפוּאַת הַגּוּף:</text:p>
      <text:p text:style-name="P7">הָרַחֲמָן הוּא יִפְתַּח לָנוּ אֶת-יָדוֹ הָרְחָבָה:</text:p>
      <text:p text:style-name="P7">הָרַחֲמָן הוּא יְבָרֵךְ כָּל-אֶחָד וְאֶחָד מִמֶּנּוּ בִּשְׁמוֹ הַגָּדוֹל</text:p>
      <text:p text:style-name="P7"><text:tab/>כְּמוֹ שֶׁנִּתְבָּרְכוּ אֲבוֹתֵינוּ אַבְרָהָם יִצְחָק וְיַעֲקֹב.</text:p>
      <text:p text:style-name="P7"><text:tab/>בַּכֹּל מִכֹּל כֹּל.</text:p>
      <text:p text:style-name="P7"><text:tab/>כֵּן יְבָרֵךְ אוֹתָנוּ יַחַד בְּרָכָה שְׁלֵמָה.</text:p>
      <text:p text:style-name="P7"><text:tab/>וְכֵן יְהִי רָצוֹן וְנֹאמַר אָמֵן:</text:p>
      <text:p text:style-name="P7">הָרַחֲמָן הוּא יִפְרוֹשׂ עָלֵינוּ סֻכַּת שְׁלוֹמוֹ:</text:p>
      <text:p text:style-name="Text_20_body"><text:span text:style-name="Inline_20_Instruction">בשבת</text:span> הָרַחֲמָן הוּא יַנְחִילֵנוּ עוֹלָם שֶׁכֻּלּוֹ שַׁבָּת וּמְנוּחָה לְחַיֵּי הָעוֹלָמִים:</text:p>
      <text:p text:style-name="P42">הָרַחֲמָן הוּא יַנְחִילֵנוּ יוֹם שֶׁכֻּלּוֹ טוֹב:</text:p>
      <text:p text:style-name="P42">הָרַחֲמָן הוּא יַגִּיעֵֽנוּ לְמוֹעֲדִים אֲחֵרִים הַבָּאִים לִקְרָאתֵֽנוּ לְשָׁלוֹם:</text:p>
      <text:p text:style-name="Text_20_body">הָרַחֲמָן הוּא יִטַּע תּוֹרָתוֹ וְאַהֲבָתוֹ בְּלִבֵּנוּ וְתִהְיֶה יִרְאָתוֹ עַל פָּנֵינוּ לְבִלְתִּי נֶחֱטָא. וְיִהְיוּ כָל-מַעֲשֵׂינוּ לְשֵׁם שָׁמָיִם:</text:p>
      <text:p text:style-name="P29"><text:soft-page-break/>ברכת האורח</text:p>
      <text:p text:style-name="P28">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32">הָרַחֲמָן הוּא יְחַיֵּנוּ וִיזַכֵּנוּ וִיקָרְבֵנוּ לִימוֹת הַמָּשִׁיחַ</text:p>
      <text:p text:style-name="P34">וּלְבִנְיַן בֵּית הַמִּקְדָּשׁ וּלְחַיֵּי הָעוֹלָם הַבָּא.</text:p>
      <text:p text:style-name="P34">מִגְדּ֖וֹל יְשׁוּע֣וֹת מַלְכּ֑וֹ וְעֹֽשֶׂה־חֶ֧סֶד לִמְשִׁיח֛וֹ לְדָוִ֥ד וּלְזַרְע֖וֹ עַד־עוֹלָֽם:</text:p>
      <text:p text:style-name="P34">כְּ֭פִירִים רָשׁ֣וּ וְרָעֵ֑בוּ וְדֹרְשֵׁ֥י יְ֝הֹוָ֗ה לֹא־יַחְסְר֥וּ כָל־טֽוֹב:</text:p>
      <text:p text:style-name="P34">נַ֤עַרהָיִ֗יתִי גַּם־זָ֫קַ֥נְתִּי וְֽלֹא־רָ֭אִיתִי צַדִּ֣יק נֶעֱזָ֑ב וְ֝זַרְע֗וֹ מְבַקֶּשׁ־לָֽחֶם:</text:p>
      <text:p text:style-name="P34">כָּל־הַ֭יּוֹם חוֹנֵ֣ן וּמַלְוֶ֑ה וְ֝זַרְע֗וֹ לִבְרָכָֽה:</text:p>
      <text:p text:style-name="P34">מַה-שֶּׁאָכַלְנוּ יִהְיֶה לְשָׂבְעָה.</text:p>
      <text:p text:style-name="P34">וּמַה-שֶּׁשָּׁתִינוּ יִהְיֶה לִרְפוּאָה.</text:p>
      <text:p text:style-name="P34">וּמַה-שֶּׁהוֹתַרְנוּ יִהְיֶה לִבְרָכָה.</text:p>
      <text:p text:style-name="P34">כְּדִכְתִיב. וַיִּתֵּ֧ן לִפְנֵיהֶ֛ם וַיֹּאכְל֥וּ וַיּוֹתִ֖רוּ כִּדְבַ֥ר יְהֹוָֽה:</text:p>
      <text:p text:style-name="P34">בְּרוּכִ֣ים אַ֭תֶּם לַיהֹוָ֑ה עֹ֝שֵׂ֗ה שָׁמַ֥יִם וָאָֽרֶץ:</text:p>
      <text:p text:style-name="P34">בָּר֣וּךְ הַגֶּ֔בֶר אֲשֶׁ֥ר יִבְטַ֖ח בַּֽיהֹוָ֑ה וְהָיָ֥ה יְהֹוָ֖ה מִבְטַחֽוֹ:</text:p>
      <text:p text:style-name="P7">יְֽהֹוָ֗ה עֹ֭ז לְעַמּ֣וֹ יִתֵּ֑ן יְהֹוָ֓ה׀ יְבָרֵ֖ךְ אֶת־עַמּ֣וֹ בַשָּׁלֽוֹם:</text:p>
      <text:p text:style-name="P24">עוֹשֶׂה שָׁלוֹם בִּמְרוֹמָיו הוּא בְרַחֲמָיו יַעֲשֶׂה שָׁלוֹם עָלֵינוּ. וְעַל כָּל-עַמּוֹ יִשְׂרָאֵל וְאִמְרוּ אָמֵן:</text:p>
      <text:p text:style-name="P21">כּוֹס־יְשׁוּע֥וֹת אֶשָּׂ֑א וּבְשֵׁ֖ם יְהֹוָ֣ה אֶקְרָֽא ׃</text:p>
      <text:p text:style-name="P21">סַבְרִי מָרָנָן - לְחַיִּים</text:p>
      <text:p text:style-name="Instruction">ויכוין<text:span text:style-name="Inline_20_Instruction"> לפטור ב</text:span>ברכה זו גם כוס רביעי</text:p>
      <text:p text:style-name="Text_20_body">בָּרוּךְ אַתָּה יְהֹוָה. אֱלֹהֵינוּ מֶלֶךְ הָעוֹלָם. בּוֹרֵא פְּרִי הַגֶּפֶן:</text:p>
      <text:p text:style-name="Instruction">וישתהו בהסבה</text:p>
      <text:h text:style-name="Heading_20_2" text:outline-level="2"><text:soft-page-break/>הַלֵּל</text:h>
      <text:p text:style-name="Instruction">ימזגו כוס רביעי ויקרא עליו את ההלל.‏</text:p>
      <text:p text:style-name="Text_20_body">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Text_20_body">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text:p>
      <text:p text:style-name="Text_20_body">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Text_20_body">אָ֭הַבְתִּי כִּֽי־יִשְׁמַ֥ע יְהֹוָ֑ה אֶת־ק֝וֹלִ֗י תַּחֲנוּנָֽי׃ כִּֽי־הִטָּ֣ה אָזְנ֣וֹ לִ֑י ‏וּבְיָמַ֥י אֶקְרָֽא׃ אֲפָפ֤וּנִי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Text_20_body"><text:soft-page-break/>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21">הַֽלְל֣וּ אֶת־יְ֭הֹוָה כָּל־גּוֹיִ֑ם שַׁ֝בְּח֗וּהוּ כָּל־הָאֻמִּֽים׃ כִּ֥י גָ֘בַ֤ר עָלֵ֨ינוּ ׀ ‏חַסְדּ֗וֹ וֶֽאֱמֶת־יְהֹוָ֥ה לְעוֹלָ֗ם הַֽלְלוּיָֽהּ׃</text:p>
      <text:p text:style-name="P8">הוֹד֣וּ לַיהֹוָ֣ה כִּי־ט֑וֹב<text:tab/>כִּ֖י לְעוֹלָ֣ם חַסְדּֽוֹ׃ </text:p>
      <text:p text:style-name="P8">יֹֽאמַר־נָ֥א יִשְׂרָאֵ֑ל ‏<text:tab/>כִּ֖י לְעוֹלָ֣ם חַסְדּֽוֹ׃</text:p>
      <text:p text:style-name="P8">יֹֽאמְרוּ־נָ֥א בֵֽית־אַהֲרֹ֑ן<text:tab/>כִּ֖י לְעוֹלָ֣ם חַסְדּֽוֹ׃</text:p>
      <text:p text:style-name="P8">יֹֽאמְרוּ־נָ֭א יִרְאֵ֣י יְהֹוָ֑ה<text:tab/>כִּ֖י לְעוֹלָ֣ם חַסְדּֽוֹ׃</text:p>
      <text:p text:style-name="P9">מִֽן־הַ֭מֵּצַ֥ר קָרָ֣אתִי יָּ֑הּ עָנָ֖נִי בַמֶּרְחָ֣ב יָֽהּ׃</text:p>
      <text:p text:style-name="P9">יְהֹוָ֣ה לִ֭י לֹ֣א אִירָ֑א מַה־יַּעֲשֶׂ֖ה לִ֣י אָדָֽם׃</text:p>
      <text:p text:style-name="P9">יְהֹוָ֣ה לִ֭י בְּעֹזְרָ֑י וַ֝אֲנִ֗י אֶרְאֶ֥ה בְשֹׂנְאָֽי׃</text:p>
      <text:p text:style-name="P9">ט֗וֹב לַחֲס֥וֹת ‏בַּיהֹוָ֑ה מִ֝בְּטֹ֗חַ בָּאָדָֽם׃</text:p>
      <text:p text:style-name="P9">ט֗וֹב לַחֲס֥וֹת בַּיהֹוָ֑ה מִ֝בְּטֹ֗חַ בִּנְדִיבִֽים׃</text:p>
      <text:p text:style-name="P9">כָּל־גּוֹיִ֥ם סְבָב֑וּנִי בְּשֵׁ֥ם יְ֝הֹוָ֗ה כִּ֣י אֲמִילַֽם׃</text:p>
      <text:p text:style-name="P9">סַבּ֥וּנִי גַם־סְבָב֑וּנִי בְּשֵׁ֥ם ‏יְ֝הֹוָ֗ה כִּ֣י אֲמִילַֽם׃</text:p>
      <text:p text:style-name="P9">סַבּ֤וּנִי כִדְבוֹרִ֗ים דֹּ֭עֲכוּ כְּאֵ֣שׁ קוֹצִ֑ים בְּשֵׁ֥ם יְ֝הֹוָ֗ה ‏כִּ֣י אֲמִילַֽם׃</text:p>
      <text:p text:style-name="P9">דַּחֹ֣ה דְחִיתַ֣נִי לִנְפֹּ֑ל וַ֖יהֹוָ֣ה עֲזָרָֽנִי׃</text:p>
      <text:p text:style-name="P9">עָזִּ֣י וְזִמְרָ֣ת יָ֑הּ וַֽיְהִי־לִ֝֗י לִֽישׁוּעָֽה׃</text:p>
      <text:p text:style-name="P9">ק֤וֹל ׀ רִנָּ֬ה וִֽישׁוּעָ֗ה בְּאָהֳלֵ֥י צַדִּיקִ֑ים יְמִ֥ין יְ֝הֹוָה עֹ֣שָׂה ‏חָֽיִל׃</text:p>
      <text:p text:style-name="P9">יְמִ֣ין יְ֭הֹוָה רוֹמֵמָ֑ה יְמִ֥ין יְ֝הֹוָה עֹ֣שָׂה חָֽיִל׃</text:p>
      <text:p text:style-name="P9">לֹֽא אָמ֥וּת כִּי־אֶֽחְיֶ֑ה ‏וַ֝אֲסַפֵּ֗ר מַֽעֲשֵׂ֥י יָֽהּ׃</text:p>
      <text:p text:style-name="P9">יַסֹּ֣ר יִסְּרַ֣נִּי יָּ֑הּ וְ֝לַמָּ֗וֶת לֹ֣א נְתָנָֽנִי׃</text:p>
      <text:p text:style-name="P9">פִּתְחוּ־לִ֥י ‏שַׁעֲרֵי־צֶ֑דֶק אָֽבֹא־בָ֝ם אוֹדֶ֥ה יָֽהּ׃</text:p>
      <text:p text:style-name="P9">זֶֽה־הַשַּׁ֥עַר לַיהֹוָ֑ה צַ֝דִּיקִ֗ים יָבֹ֥אוּ ‏בֽוֹ׃</text:p>
      <text:p text:style-name="Poetic"/>
      <text:p text:style-name="P9">א֭וֹדְךָ כִּ֣י עֲנִיתָ֑נִי וַתְּהִי־לִ֝֗י לִֽישׁוּעָֽה׃</text:p>
      <text:p text:style-name="P9">א֭וֹדְךָ כִּ֣י עֲנִיתָ֑נִי וַתְּהִי־לִ֝֗י לִֽישׁוּעָֽה׃</text:p>
      <text:p text:style-name="P9">‏אֶ֭בֶן מָאֲס֣וּ הַבּוֹנִ֑ים הָ֝יְתָ֗ה לְרֹ֣אשׁ פִּנָּֽה׃</text:p>
      <text:p text:style-name="P9"><text:soft-page-break/>אֶ֭בֶן מָאֲס֣וּ הַבּוֹנִ֑ים הָ֝יְתָ֗ה לְרֹ֣אשׁ ‏פִּנָּֽה׃</text:p>
      <text:p text:style-name="P9">מֵאֵ֣ת יְ֭הֹוָה הָ֣יְתָה זֹּ֑את הִ֖יא נִפְלָ֣את בְּעֵינֵֽינוּ׃ </text:p>
      <text:p text:style-name="P9">מֵאֵ֣ת יְ֭הֹוָה הָ֣יְתָה ‏זֹּ֑את הִ֖יא נִפְלָ֣את בְּעֵינֵֽינוּ׃</text:p>
      <text:p text:style-name="P9">זֶה־הַ֭יּוֹם עָשָׂ֣ה יְהֹוָ֑ה נָגִ֖ילָה וְנִשְׂמְחָ֣ה בֽוֹ׃</text:p>
      <text:p text:style-name="P9">‏זֶה־הַ֭יּוֹם עָשָׂ֣ה יְהֹוָ֑ה נָגִ֖ילָה וְנִשְׂמְחָ֣ה בֽוֹ׃</text:p>
      <text:p text:style-name="Poetic"/>
      <text:p text:style-name="P9">אָנָּ֣א יְ֭הֹוָה הוֹשִׁ֘יעָ֥ה נָּ֑א. אָנָּ֣א יְ֭הֹוָה הוֹשִׁ֘יעָ֥ה נָּ֑א:‏</text:p>
      <text:p text:style-name="P9">אָֽנָּ֥א יְ֝הֹוָ֗ה הַצְלִ֘יחָ֥ה נָּֽא. אָֽנָּ֥א יְ֝הֹוָ֗ה הַצְלִ֘יחָ֥ה נָּֽא׃</text:p>
      <text:p text:style-name="Poetic"/>
      <text:p text:style-name="P9">בָּר֣וּךְ הַ֭בָּא בְּשֵׁ֣ם יְהֹוָ֑ה בֵּ֝רַֽכְנוּכֶ֗ם מִבֵּ֥ית יְהֹוָֽה׃</text:p>
      <text:p text:style-name="P9">בָּר֣וּךְ הַ֭בָּא בְּשֵׁ֣ם ‏יְהֹוָ֑ה בֵּ֝רַֽכְנוּכֶ֗ם מִבֵּ֥ית יְהֹוָֽה׃</text:p>
      <text:p text:style-name="P9">אֵ֤ל יְהֹוָה֮ וַיָּ֪אֶר לָ֥נוּ אִסְרוּ־חַ֥ג ‏בַּעֲבֹתִ֑ים עַד־קַ֝רְנ֗וֹת הַמִּזְבֵּֽחַ׃</text:p>
      <text:p text:style-name="P9">אֵ֤ל יְהֹוָה֮ וַיָּ֪אֶר לָ֥נוּ אִסְרוּ־חַ֥ג ‏בַּעֲבֹתִ֑ים עַד־קַ֝רְנ֗וֹת הַמִּזְבֵּֽחַ׃</text:p>
      <text:p text:style-name="P9">אֵלִ֣י אַתָּ֣ה וְאוֹדֶ֑ךָּ אֱ֝לֹהַ֗י אֲרוֹמְמֶֽךָּ׃</text:p>
      <text:p text:style-name="P9">‏אֵלִ֣י אַתָּ֣ה וְאוֹדֶ֑ךָּ אֱ֝לֹהַ֗י אֲרוֹמְמֶֽךָּ׃</text:p>
      <text:p text:style-name="P9">הוֹד֣וּ לַיהֹוָ֣ה כִּי־ט֑וֹב כִּ֖י לְעוֹלָ֣ם ‏חַסְדּֽוֹ׃</text:p>
      <text:p text:style-name="P9">הוֹד֣וּ לַיהֹוָ֣ה כִּי־ט֑וֹב כִּ֖י לְעוֹלָ֣ם חַסְדּֽוֹ׃</text:p>
      <text:p text:style-name="P9"/>
      <text:p text:style-name="P11">הוֹד֣וּ לַיהוָֹ֣ה כִּי־ט֑וֹב<text:tab/>כִּ֖י לְעוֹלָ֣ם חַסְדּֽוֹ׃</text:p>
      <text:p text:style-name="P11">ה֭וֹדוּ לֵֽאלֹהֵ֣י הָאֱלֹהִ֑ים<text:tab/>כִּ֖י לְעוֹלָ֣ם חַסְדּֽוֹ׃</text:p>
      <text:p text:style-name="P11">ה֭וֹדוּ לַאֲדֹנֵ֣י הָאֲדֹנִ֑ים<text:tab/>כִּ֖י לְעֹוֹלָ֣ם חַסְדּֽוֹ׃</text:p>
      <text:p text:style-name="P11">לְעֹ֘שֵׂ֤ה נִפְלָא֣וֹת גְּדֹל֣וֹת לְבַדּ֑וֹ<text:tab/>כִּ֖י לְעוֹלָ֣ם חַסְדּֽוֹ׃</text:p>
      <text:p text:style-name="P11">לְעֹשֵׂ֣ה הַ֭שָּׁמַיִם בִּתְבוּנָ֑ה<text:tab/>כִּ֖י לְעוֹלָ֣ם חַסְדּֽוֹ׃</text:p>
      <text:p text:style-name="P11">לְרֹקַ֣ע הָ֭אָרֶץ עַל־הַמָּ֑יִם<text:tab/>כִּ֖י לְעוֹלָ֣ם חַסְדּֽוֹ׃</text:p>
      <text:p text:style-name="P11">לְ֭עֹשֵׂה אוֹרִ֣ים גְּדֹלִ֑ים<text:tab/>כִּ֖י לְעוֹלָ֣ם חַסְדּֽוֹ׃</text:p>
      <text:p text:style-name="P11">אֶת־הַ֭שֶּׁמֶשׁ לְמֶמְשֶׁ֣לֶתבַּיּ֑וֹם<text:tab/>כִּ֖י לְעוֹלָ֣ם חַסְדּֽוֹ׃</text:p>
      <text:p text:style-name="P11">אֶת־הַיָּרֵ֣חַ וְ֭כוֹכָבִים לְמֶמְשְׁל֣וֹת בַּלָּ֑יְלָה<text:tab/>כִּ֖י לְעוֹלָ֣ם חַסְדּֽוֹ׃</text:p>
      <text:p text:style-name="P11">לְמַכֵּ֣ה מִ֭צְרַיִם בִּבְכוֹרֵיהֶ֑ם<text:tab/>כִּ֖י לְעוֹלָ֣ם חַסְדּֽוֹ׃</text:p>
      <text:p text:style-name="P11">וַיּוֹצֵ֣א יִ֭שְׂרָאֵל מִתּוֹכָ֑ם<text:tab/>כִּ֖י לְעוֹלָ֣ם חַסְדּֽוֹ׃</text:p>
      <text:p text:style-name="P11">בְּיָ֣ד חֲ֭זָקָה וּבִזְר֣וֹעַ נְטוּיָ֑ה<text:tab/>כִּ֖י לְעוֹלָ֣ם חַסְדּֽוֹ׃</text:p>
      <text:p text:style-name="P11">לְגֹזֵ֣ר יַם־ס֭וּף לִגְזָרִ֑ים<text:tab/>כִּ֖י לְעוֹלָ֣ם חַסְדּֽוֹ׃</text:p>
      <text:p text:style-name="P11">וְהֶעֱבִ֣יר יִשְׂרָאֵ֣ל בְּתוֹכ֑וֹ<text:tab/>‏כִּ֖י לְעוֹלָ֣ם חַסְדּֽוֹ׃</text:p>
      <text:p text:style-name="P11">וְנִ֘עֵ֤ר פַּרְעֹ֣ה וְחֵיל֣וֹ בְיַם־ס֑וּף<text:tab/>כִּ֖י לְעוֹלָ֣ם חַסְדּֽוֹ׃</text:p>
      <text:p text:style-name="P11"><text:soft-page-break/>לְמוֹלִ֣יךְ עַ֭מּוֹ בַּמִּדְבָּ֑ר<text:tab/>כִּ֖י לְעוֹלָ֣ם חַסְדּֽוֹ׃</text:p>
      <text:p text:style-name="P11">לְ֭מַכֵּה מְלָכִ֣ים גְּדֹלִ֑ים<text:tab/>כִּ֖י לְעוֹלָ֣ם חַסְדּֽוֹ׃</text:p>
      <text:p text:style-name="P11">וַֽ֭יַּהֲרֹג מְלָכִ֣ים אַדִּירִ֑ים<text:tab/>כִּ֖י לְעוֹלָ֣ם חַסְדּֽוֹ׃</text:p>
      <text:p text:style-name="P11">לְ֭סִיחוֹן מֶ֣לֶךְ הָאֱמֹרִ֑י<text:tab/>כִּ֖י לְעוֹלָ֣ם חַסְדּֽוֹ׃</text:p>
      <text:p text:style-name="P11">וּ֭לְעוֹג מֶ֣לֶךְ הַבָּשָׁ֑ן<text:tab/>כִּ֖י לְעוֹלָ֣ם חַסְדּֽוֹ׃</text:p>
      <text:p text:style-name="P11">וְנָתַ֣ן אַרְצָ֣ם לְנַחֲלָ֑ה<text:tab/>כִּ֖י לְעוֹלָ֣ם חַסְדּֽוֹ׃</text:p>
      <text:p text:style-name="P11">נַ֭חֲלָה לְיִשְׂרָאֵ֣ל עַבְדּ֑וֹ<text:tab/>כִּ֖י לְעוֹלָ֣ם חַסְדּֽוֹ׃</text:p>
      <text:p text:style-name="P11">שֶׁ֭בְּשִׁפְלֵנוּ זָ֣כַר לָ֑נוּ<text:tab/>כִּ֖י לְעוֹלָ֣ם חַסְדּֽוֹ׃</text:p>
      <text:p text:style-name="P11">וַיִּפְרְקֵ֥נוּ מִצָּרֵ֑ינוּ<text:tab/>כִּ֖י לְעוֹלָ֣ם חַסְדּֽוֹ׃</text:p>
      <text:p text:style-name="P11">נֹתֵ֣ן לֶ֭חֶם לְכָל־בָּשָׂ֑ר<text:tab/>כִּ֖י לְעוֹלָ֣ם חַסְדּֽוֹ׃ </text:p>
      <text:p text:style-name="P11">ה֭וֹדוּ לְאֵ֣ל הַשָּׁמָ֑יִם<text:tab/>כִּ֖י לְעוֹלָ֣ם חַסְדּֽוֹ׃ ‏</text:p>
      <text:p text:style-name="Text_20_body">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Text_20_body">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45">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text:p>
      <text:p text:style-name="P45">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text:p>
      <text:p text:style-name="P45"><text:soft-page-break/>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text:p>
      <text:p text:style-name="P10">שַׁוְעַת עֲנִיִּים אַתָּה תִשְׁמַע. צַעֲקַת הַדַּל תַּקְשִׁיב וְתוֹשִׁיעַ.</text:p>
      <text:p text:style-name="P10">וְכָתוּב. רַנְּנ֣וּ צַ֭דִּיקִים בַּֽיהֹוָ֑ה לַ֝יְשָׁרִ֗ים נָאוָ֥ה תְהִלָּֽה:</text:p>
      <text:p text:style-name="P12"><text:tab/>בְּפִי<text:tab/><text:span text:style-name="Divrei_20_HaMatchil">יְ</text:span> שָׁרִים<text:tab/>תִּתְ <text:span text:style-name="Divrei_20_HaMatchil">ר</text:span> וֹמָם:</text:p>
      <text:p text:style-name="P12"><text:tab/>וּבְשִׂפְתֵי <text:tab/><text:span text:style-name="Divrei_20_HaMatchil">צַ</text:span> דִּיקִים <text:tab/>תִּתְ <text:span text:style-name="Divrei_20_HaMatchil">בָּ</text:span> רַךְ:</text:p>
      <text:p text:style-name="P12"><text:tab/>וּבִלְשׁוֹן<text:tab/><text:span text:style-name="Divrei_20_HaMatchil">חֲ</text:span> סִידִים<text:tab/>תִּתְ <text:span text:style-name="Divrei_20_HaMatchil">קַ</text:span> דָּשׁ:</text:p>
      <text:p text:style-name="P12"><text:tab/>וּבְקֶרֶב<text:tab/><text:span text:style-name="Divrei_20_HaMatchil">קְ</text:span> דוֹשִׁים<text:tab/>תִּתְ <text:span text:style-name="Divrei_20_HaMatchil">הַ</text:span> לָּל:</text:p>
      <text:p text:style-name="Text_20_body">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22">יִשְׁתַּבַּח שִׁמְךָ לָעַד מַלְכֵּנוּ. הָאֵל. הַמֶּלֶךְ הַגָּדוֹל. וְהַקָּדוֹשׁ. בַּשָּׁמַיִם וּבָאָרֶץ. כִּי לְךָ נָאֶה יְהֹוָה אֱלֹהֵינוּ וֵאלֹהֵי אֲבוֹתֵינוּ לְעוֹלָם וָעֶד שִׁיר. וּשְׁבָחָה. הַלֵּל. וְזִמְרָה. עֹז. וּמֶמְשָׁלָה. נֶצַח. גְּדֻלָּה. גְּבוּרָה. תְּהִלָּה. וְתִפְאֶרֶת. קְדֻשָּׁה. וּמַלְכוּת. בְּרָכוֹת וְהוֹדָאוֹת. לְשִׁמְךָ הַגָּדוֹל וְהַקָּדוֹשׁ. וּמֵעוֹלָם וְעַד עוֹלָם אַתָּה אֶל:</text:p>
      <text:p text:style-name="Text_20_body">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Instruction">וישתה כוס רביעי בהסבה ואחר כך יברך ברכה אחרונה</text:p>
      <text:h text:style-name="P39" text:outline-level="2"/>
      <text:h text:style-name="P40" text:outline-level="2">ברכה מעין שלוש</text:h>
      <text:p text:style-name="Poetic">בָּרוּךְ אַתָּה יְהֹוָה. אֱלֹהֵינוּ מֶלֶךְ הָעוֹלָם.</text:p>
      <text:p text:style-name="Poetic">עַל הַגֶּפֶן וְעַל פְּרִי הַגֶּפֶן</text:p>
      <text:p text:style-name="Poetic">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text:p>
      <text:p text:style-name="Text_20_body"><text:span text:style-name="Inline_20_Instruction">בשבת</text:span> וּרְצֵה וְהַחֲלִיצֵנוּ בְּיוֹם הַשַּׁבָּת הַזֶּה.</text:p>
      <text:p text:style-name="P14">וְשַׂמְּחֵנוּ בְּיוֹם חַג הַמַּצּוֹת הַזֶּה. בְּיוֹם טוֹב מִקְרָא קֹדֶשׁ הַזֶּה.</text:p>
      <text:p text:style-name="P44">כִּי אַתָּה טוֹב וּמֵטִיב לַכֹּל. וְנוֹדֶה לְךָ יְהֹוָה. אֱלֹהֵינוּ עַל הָאָרֶץ</text:p>
      <text:p text:style-name="P14">וְעַל פְּרִי הַגֶּפֶן (<text:span text:style-name="Inline_20_Instruction">על של ארץ ישראל</text:span> גַפְנָהּ).</text:p>
      <text:p text:style-name="P16">בָּרוּךְ אַתָּה יְהֹוָה. עַל הָאָרֶץ וְעַל פְּרִי הַגֶּפֶן (<text:span text:style-name="Inline_20_Instruction">על של ארץ ישראל</text:span> גַפְנָהּ):</text:p>
      <text:h text:style-name="Heading_20_1" text:outline-level="1">נרצה</text:h>
      <text:p text:style-name="Paseuk_20_to_20_be_20_darshened">לְשָׁנָה הַבָּאָה בִּירוּשָלָיִם.</text:p>
      <text:h text:style-name="Heading_20_2" text:outline-level="2">אֶחָד מִי יוֹדֵעַ</text:h>
      <text:p text:style-name="P23">אֶחָד מִי יוֹדֵעַ? אֶחָד אֲנִי יוֹדֵעַ: אֶחָד אֱלֹהֵינוּ שֶׁבַּשָּׁמַיִם וּבָאָרֶץ.</text:p>
      <text:p text:style-name="P23">שְׁנַיִם מִי יוֹדֵעַ? שְׁנַיִם אֲנִי יוֹדֵעַ: שְׁנֵי לֻחוֹת הַבְּרִית. אֶחָד אֱלֹהֵינוּ שֶׁבַּשָּׁמַיִם וּבָאָרֶץ.</text:p>
      <text:p text:style-name="P23">שְׁלֹשָׁה מִי יוֹדֵעַ? שְׁלֹשָׁה אֲנִי יוֹדֵעַ: שְׁלֹשָׁה אָבוֹת, שְׁנֵי לֻחוֹת הַבְּרִית, אֶחָד אֱלֹהֵינוּ שֶׁבַּשָּׁמַיִם וּבָאָרֶץ.</text:p>
      <text:p text:style-name="P23">אַרְבַּע מִי יוֹדֵעַ? אַרְבַּע אֲנִי יוֹדֵעַ: אַרְבַּע אִמָּהוֹת, שְׁלשָׁה אָבוֹת, שְׁנֵי לֻחוֹת הַבְּרִית, אֶחָד אֱלֹהֵינוּ שֶׁבַּשָּׁמַיִם וּבָאָרֶץ.</text:p>
      <text:p text:style-name="P23"><text:soft-page-break/>חֲמִשָּׁה מִי יוֹדֵעַ? חֲמִשָּׁה אֲנִי יוֹדֵעַ: חֲמִשָּׁה חוּמְשֵׁי תוֹרָה, אַרְבַּע אִמָּהוֹת, שְׁלשָׁה אָבוֹת, שְׁנֵי לֻחוֹת הַבְּרִית, אֶחָד אֱלֹהֵינוּ שֶׁבַּשָּׁמַיִם וּבָאָרֶץ.</text:p>
      <text:p text:style-name="P23">שִׁשָּׂה מִי יוֹדֵעַ? שִׁשָּׂה אֲנִי יוֹדֵעַ: שִׁשָּׁה סִדְרֵי מִשְׁנָה, חֲמִשָּׁה חוּמְשֵׁי תוֹרָה, אַרְבַּע אִמָּהוֹת, שְׁלֹשָׁה אָבוֹת, שְׁנֵי לֻחוֹת הַבְּרִית, אֶחָד אֱלֹהֵינוּ שֶׁבַּשָּׁמַיִם וּבָאָרֶץ.</text:p>
      <text:p text:style-name="P23">שִׁבְעָה מִי יוֹדֵעַ? שִׁבְעָה אֲנִי יוֹדֵעַ: שִׁבְעָה יְמֵי שַׁבָּתָא, שִׁשָּׁה סִדְרֵי מִשְׁנָה, חֲמִשָּׁה חוּמְשֵׁי תוֹרָה, אַרְבַּע אִמָּהוֹת, שְׁלשָׁה אָבוֹת, שְׁנֵי לֻחוֹת הַבְּרִית, אֶחָד אֱלֹהֵינוּ שֶׁבַּשָּׁמַיִם וּבָאָרֶץ.</text:p>
      <text:p text:style-name="P23">שְׁמוֹנָה מִי יוֹדֵעַ? שְׁמוֹנָה אֲנִי יוֹדֵעַ: שְׁמוֹנָה יְמֵי מִילָה, שִׁבְעָה יְמֵי שַׁבָּתָא, שִׁשָּׁה סִדְרֵי מִשְׁנָה, חֲמִשָּׁה חוּמְשֵׁי תוֹרָה, אַרְבַּע אִמָּהוֹת, שְׁלשָׁה אָבוֹת, שְׁנֵי לֻחוֹת הַבְּרִית, אֶחָד אֱלֹהֵינוּ שֶׁבַּשָּׁמַיִם וּבָאָרֶץ.</text:p>
      <text:p text:style-name="P23">תִּשְׁעָה מִי יוֹדֵעַ? תִּשְׁעָה אֲנִי יוֹדֵעַ: תִּשְׁעָה יַרְחֵי לֵדָה, שְׁמוֹנָה יְמֵי מִילָה, שִׁבְעָה יְמֵי שַׁבָּתָא, שִׁשָּׁה סִדְרֵי מִשְׁנָה, חֲמִשָּׁה חוּמְשֵׁי תוֹרָה, אַרְבַּע אִמָּהוֹת, שְׁלֹשָׁה אָבוֹת, שְׁנֵי לֻחוֹת הַבְּרִית, אֶחָד אֱלֹהֵינוּ שֶׁבַּשָּׁמַיִם וּבָאָרֶץ.</text:p>
      <text:p text:style-name="P23">עֲשָֹרָה מִי יוֹדֵעַ? עֲשָֹרָה אֲנִי יוֹדֵעַ: עֲשָׂרָה דִבְּרַיָא, תִּשְׁעָה יַרְחֵי לֵדָה, שְׁמוֹנָה יְמֵי מִילָה, שִׁבְעָה יְמֵי שַׁבָּתָא, שִׁשָּׁה סִדְרֵי מִשְׁנָה, חֲמִשָּׁה חוּמְשֵׁי תוֹרָה, אַרְבַּע אִמָּהוֹת, שְׁלשָׁה אָבוֹת, שְׁנֵי לֻחוֹת הַבְּרִית, אֶחָד אֱלֹהֵינוּ שֶׁבַּשָּׁמַיִם וּבָאָרֶץ.</text:p>
      <text:p text:style-name="P23">אַחַד עָשָׂר מִי יוֹדֵעַ? אַחַד עָשָׂר אֲנִי יוֹדֵעַ: אַחַד עָשָׂר כּוֹכְבַיָּא, עֲשָׂרָה דִבְּרַיָא, תִּשְׁעָה יַרְחֵי לֵדָה, שְׁמוֹנָה יְמֵי מִילָה, שִׁבְעָה יְמֵי שַׁבָּתָא, שִׁשָּׁה סִדְרֵי מִשְׁנָה, חֲמִשָּׁה חוּמְשֵׁי תוֹרָה, אַרְבַּע אִמָּהוֹת, שְׁלשָׁה אָבוֹת, שְׁנֵי לֻחוֹת הַבְּרִית, אֶחָד אֱלֹהֵינוּ שֶׁבַּשָּׁמַיִם וּבָאָרֶץ.</text:p>
      <text:p text:style-name="P23">שְׁנֵים עָשָׂר מִי יוֹדֵעַ? שְׁנֵים עָשָׂר אֲנִי יוֹדֵעַ: שְׁנֵים עָשָׂר שִׁבְטַיָּא, אַחַד עָשָׂר כּוֹכְבַיָּא, עֲשָׂרָה דִבְּרַיָא, תִּשְׁעָה יַרְחֵי לֵדָה, שְׁמוֹנָה יְמֵי מִילָה, שִׁבְעָה יְמֵי שַׁבָּתָא, שִׁשָּׁה סִדְרֵי מִשְׁנָה, חֲמִשָּׁה חוּמְשֵׁי תוֹרָה, אַרְבַּע אִמָּהוֹת, שְׁלשָׁה אָבוֹת, שְׁנֵי לֻחוֹת הַבְּרִית, אֶחָד אֱלֹהֵינוּ שֶׁבַּשָּׁמַיִם וּבָאָרֶץ.</text:p>
      <text:p text:style-name="P23"><text:soft-page-break/>שְׁלשָׁה עֶשָׂר מִי יוֹדֵעַ? שְׁלשָׁה עָשָׂר אֲנִי יוֹדֵעַ: שְׁלשָׁה עָשָׂר מִדַּיָּא. שְׁנֵים עָשָׂר שִׁבְטַיָּא, אַחַד עָשָׂר כּוֹכְבַיָּא, עֲשָׂרָה דִבְּרַיָא, תִּשְׁעָה יַרְחֵי לֵדָה, שְׁמוֹנָה יְמֵי מִילָה, שִׁבְעָה יְמֵי שַׁבָּתָא, שִׁשָּׁה סִדְרֵי מִשְׁנָה, חֲמִשָּׁה חוּמְשֵׁי תוֹרָה, אַרְבַּע אִמָּהוֹת, שְׁלשָׁה אָבוֹת, שְׁנֵי לֻחוֹת הַבְּרִית, אֶחָד אֱלֹהֵינוּ שֶׁבַּשָּׁמַיִם וּבָאָרֶץ.</text:p>
      <text:h text:style-name="Heading_20_2" text:outline-level="2">חד גדיא</text:h>
      <text:p text:style-name="Text_20_body">חַד גַּדְיָא, חַד גַּדְיָא דְּזַבִּין אַבָּא בִּתְרֵי זוּזֵי, חַד גַּדְיָא, חַד גַּדְיָא.</text:p>
      <text:p text:style-name="Text_20_body">וְאָתָא שׁוּנְרָא וְאָכְלָה לְגַדְיָא, דְזַבִּין אַבָּא בִּתְרֵי זוּזֵי. חַד גַּדְיָא, חַד גַּדְיָא.</text:p>
      <text:p text:style-name="Text_20_body">וְאָתָא כַלְבָּא וְנָשַׁךְ לְשׁוּנְרָא, דְאָכְלָה לְגַדְיָא, דְזַבִּין אַבָּא בִּתְרֵי זוּזֵי. חַד גַּדְיָא, חַד גַּדְיָא.</text:p>
      <text:p text:style-name="Text_20_body">וְאָתָא חוּטְרָא וְהִכָּה לְכַלְבָּא, דְנָשַׁךְ לְשׁוּנְרָא, דְאָכְלָה לְגַדְיָא, דְזַבִּין אַבָּא בִּתְרֵי זוּזֵי. חַד גַּדְיָא, חַד גַּדְיָא.</text:p>
      <text:p text:style-name="Text_20_body">וְאָתָא נוּרָא וְשָׂרַף לְחוּטְרָא, דְהִכָּה לְכַלְבָּא, דְנָשַׁךְ לְשׁוּנְרָא, דְאָכְלָה לְגַדְיָא, דְזַבִּין אַבָּא בִּתְרֵי זוּזֵי. חַד גַּדְיָא, חַד גַּדְיָא.</text:p>
      <text:p text:style-name="Text_20_body">וְאָתָא מַיָּא וְכָבָה לְנוּרָא, דְשָׂרַף לְחוּטְרָא, דְהִכָּה לְכַלְבָּא, דְנָשַׁךְ לְשׁוּנְרָא, דְאָכְלָה לְגַדְיָא, דְזַבִּין אַבָּא בִּתְרֵי זוּזֵי. חַד גַּדְיָא, חַד גַּדְיָא.</text:p>
      <text:p text:style-name="Text_20_body">וְאָתָא תוֹרָא וְשָׁתָה לְמַיָּא, דְּכָבָה לְנוּרָא, דְשָׂרַף לְחוּטְרָא, דְהִכָּה לְכַלְבָּא, דְנָשַׁךְ לְשׁוּנְרָא, דְאָכְלָה לְגַדְיָא, דְזַבִּין אַבָּא בִּתְרֵי זוּזֵי. חַד גַּדְיָא, חַד גַּדְיָא.</text:p>
      <text:p text:style-name="Text_20_body">וְאָתָא הַשׁוֹחֵט וְשָׁחַט לְתוֹרָא, דְשָׁתָה לְמַיָּא, דְכָבָה לְנוּרָא, דְשָׂרַף לְחוּטְרָא, דְהִכָּה לְכַלְבָּא, דְנָשַׁךְ לְשׁוּנְרָא, דְאָכְלָה לְגַדְיָא, דְזַבִּין אַבָּא בִּתְרֵי זוּזֵי. חַד גַּדְיָא, חַד גַּדְיָא.</text:p>
      <text:p text:style-name="Text_20_body">וְאָתָא מַלְאָךְ הַמָּוֶת וְשָׁחַט לְשׁוֹחֵט, דְּשָׁחַט לְתוֹרָא, דְשָׁתָה לְמַיָּא, דְכָבָה לְנוּרָא, דְשָׂרַף לְחוּטְרָא, דְהִכָּה לְכַלְבָּא, דְנָשַׁךְ לְשׁוּנְרָא, דְאָכְלָה לְגַדְיָא, דְזַבִּין אַבָּא בִּתְרֵי זוּזֵי. חַד גַּדְיָא, חַד גַּדְיָא.</text:p>
      <text:p text:style-name="Text_20_body"><text:soft-page-break/>וְאָתָא הַקָּדוֹשׁ בָּרוּךְ הוּא וְשָׁחַט לְמַלְאַךְ הַמָּוֶת, דְּשָׁחַט לְשׁוֹחֵט, דְּשָׁחַט לְתוֹרָא, דְשָׁתָה לְמַיָּא, דְּכָבָה לְנוּרָא, דְשָׂרַף לְחוּטְרָא, דְהִכָּה לְכַלְבָּא, דְנָשַׁךְ לְשׁוּנְרָא, דְאָכְלָה לְגַדְיָא, דְזַבִּין אַבָּא בִּתְרֵי זוּזֵי. חַד גַּדְיָא, חַד גַּדְיָא.</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keep-together="always" style:page-number="auto"/>
      <style:text-properties style:font-name-complex="Hadasim CLM1"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loext: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Nonbreaking_20_Instruction" style:display-name="Nonbreaking Instruction" style:family="paragraph" style:parent-style-name="Instruction" style:master-page-name="">
      <style:paragraph-properties style:page-number="auto" fo:keep-with-next="always"/>
    </style:style>
    <style:style style:name="Divrei_20_HaMatchil" style:display-name="Divrei HaMatchil" style:family="text">
      <style:text-properties fo:font-size="16pt" fo:text-shadow="1pt 1pt" style:font-size-asian="16pt" style:font-name-complex="Hadasim CLM1" style:font-family-complex="'Hadasim CLM'" style:font-style-name-complex="Regular" style:font-pitch-complex="variable" style:font-size-complex="18pt"/>
    </style:style>
    <style:style style:name="Inline_20_Instruction" style:display-name="Inline Instruction" style:family="text">
      <style:text-properties fo:font-size="10pt" style:font-size-asian="10pt" style:font-name-complex="Miriam CLM" style:font-family-complex="'Miriam CLM'" style:font-style-name-complex="Book"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5in" fo:margin-left="0.8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21T22:32:28.894542385</dc:date>
    <meta:editing-duration>PT1H34M43S</meta:editing-duration>
    <meta:editing-cycles>22</meta:editing-cycles>
    <meta:generator>LibreOffice/6.3.5.2$Linux_X86_64 LibreOffice_project/30$Build-2</meta:generator>
    <meta:document-statistic meta:table-count="0" meta:image-count="0" meta:object-count="0" meta:page-count="32" meta:paragraph-count="411" meta:word-count="5467" meta:character-count="29962" meta:non-whitespace-character-count="24882"/>
  </office:meta>
</office:document-meta>
</file>